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d69a" officeooo:paragraph-rsid="0010d69a"/>
    </style:style>
    <style:style style:name="P2" style:family="paragraph" style:parent-style-name="Standard">
      <style:text-properties officeooo:paragraph-rsid="0010d69a"/>
    </style:style>
    <style:style style:name="P3" style:family="paragraph" style:parent-style-name="Standard">
      <style:text-properties officeooo:paragraph-rsid="001291af"/>
    </style:style>
    <style:style style:name="T1" style:family="text">
      <style:text-properties officeooo:rsid="0010d69a"/>
    </style:style>
    <style:style style:name="T2" style:family="text">
      <style:text-properties officeooo:rsid="001291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att Whiting</text:p>
      <text:p text:style-name="P1">MTH 323</text:p>
      <text:p text:style-name="P1">Reading Assignment 0</text:p>
      <text:p text:style-name="P3"><text:span text:style-name="T1">10 Jan 2019</text:span></text:p>
      <text:p text:style-name="P3"/>
      <text:p text:style-name="P3"><text:span text:style-name="T2">1) What is a model?</text:span></text:p>
      <text:p text:style-name="P2"><text:tab/></text:p>
      <text:p text:style-name="P3"><text:tab/><text:span text:style-name="T1">A model is a simplified representation of a system or phenomena which occurs in the real world.</text:span></text:p>
      <text:p text:style-name="P3"/>
      <text:p text:style-name="P3"><text:span text:style-name="T2">2) What is a dynamic model?</text:span></text:p>
      <text:p text:style-name="P3"/>
      <text:p text:style-name="P3"><text:tab/><text:span text:style-name="T2">A dynamic model is a model which incorporates the ability for its constituent parts to change their state over time.</text:span></text:p>
      <text:p text:style-name="P3"/>
      <text:p text:style-name="P3"><text:span text:style-name="T2">3) When is a dynamic model preferred over the alternative?</text:span></text:p>
      <text:p text:style-name="P3"/>
      <text:p text:style-name="P3"><text:tab/><text:span text:style-name="T2">Dynamic models are preferred over other methods of problems solving for a number of reasons. They are preferred over experimentation in some cases because limitations of experimental methods often make it unreasonably complex to test a hypothesis. Dynamic models are also preferred over data extrapolation because often previous data cannot make reliable predictions about future data. Furthermore, dynamic models are preferred over steady-state models because they allow for the system to change over time, which can more accurately describe physical syste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4:17:50.154000000</meta:creation-date>
    <dc:date>2019-01-10T15:09:39.534000000</dc:date>
    <meta:editing-duration>PT19S</meta:editing-duration>
    <meta:editing-cycles>1</meta:editing-cycles>
    <meta:document-statistic meta:table-count="0" meta:image-count="0" meta:object-count="0" meta:page-count="1" meta:paragraph-count="11" meta:word-count="149" meta:character-count="930" meta:non-whitespace-character-count="787"/>
    <meta:generator>LibreOffice/5.4.4.2$Windows_X86_64 LibreOffice_project/2524958677847fb3bb44820e40380acbe820f960</meta:generator>
  </office:meta>
</office:document-meta>
</file>